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" style:display-name="T1">
      <style:text-properties fo:color="#000000" style:font-name="Times New Roman" fo:font-size="12pt" fo:language="ru" fo:country="RU" fo:font-weight="normal"/>
    </style:style>
    <style:style style:family="text" style:name="T2" style:display-name="T2">
      <style:text-properties style:font-name="Times New Roman" fo:font-size="12pt" fo:language="ru" fo:country="RU" fo:font-weight="normal"/>
    </style:style>
    <style:style style:family="text" style:name="T3" style:display-name="T3">
      <style:text-properties fo:color="#c0c0c0" style:font-name="Times New Roman" fo:font-size="12pt" fo:language="ru" fo:country="RU" fo:font-weight="normal"/>
    </style:style>
    <style:style style:family="paragraph" style:name="P2" style:display-name="P2" style:parent-style-name="Heading-1">
      <style:paragraph-properties fo:text-align="center"/>
    </style:style>
    <style:style style:family="paragraph" style:name="P3" style:display-name="P3" style:parent-style-name="Normal">
      <style:paragraph-properties fo:text-align="left"/>
    </style:style>
    <style:style style:family="paragraph" style:name="P4" style:display-name="P4" style:parent-style-name="Normal">
      <style:text-properties fo:color="#000000" style:font-name="Times New Roman" fo:font-size="12pt" fo:font-weight="normal"/>
    </style:style>
    <style:style style:family="paragraph" style:name="P5" style:display-name="P5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ru" fo:country="RU" fo:font-weight="normal"/>
    </style:style>
    <style:style style:family="paragraph" style:name="P6" style:display-name="P6" style:parent-style-name="Normal">
      <style:paragraph-properties fo:background-color="transparent" fo:widows="2" fo:orphans="2" style:writing-mode="lr" fo:padding-bottom="0.02in" fo:padding-left="0.02in" fo:padding-right="0.02in" fo:padding-top="0.02in"/>
    </style:style>
    <style:style style:family="paragraph" style:name="P1" style:display-name="P1" style:parent-style-name="Normal">
      <style:paragraph-properties fo:text-align="left" style:writing-mode="lr"/>
    </style:style>
    <style:style style:family="section" style:name="Sect1" style:display-name="Sect1"/>
    <style:style style:family="table" style:name="Table1" style:display-name="Table1">
      <style:table-properties style:width="15.610000cm" table:align="left"/>
    </style:style>
    <style:style style:family="table-column" style:name="Table1-col1" style:display-name="Table1.col1">
      <style:table-column-properties style:column-width="6.87cm"/>
    </style:style>
    <style:style style:family="table-column" style:name="Table1-col2" style:display-name="Table1.col2">
      <style:table-column-properties style:column-width="8.74cm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{% load extras %}</text:p>
        <text:p text:style-name="P1"/>
        <text:p text:style-name="P2">{{ title }}<text:line-break/></text:p>
        <text:p text:style-name="P3"/>
        <text:p text:style-name="P3"/>
        <table:table table:name="Table1" table:style-name="Table1">
          <table:table-column table:style-name="Table1.col1"/>
          <table:table-column table:style-name="Table1.col2"/>
          <table:table-row>
            <table:table-cell table:style-name="Table1_col1_row1">
              <text:p text:style-name="Normal">Название</text:p>
            </table:table-cell>
            <table:table-cell table:style-name="Table1_col2_row1">
              <text:p text:style-name="Normal">Значение</text:p>
            </table:table-cell>
          </table:table-row>
          <table:table-row>
            <table:table-cell table:style-name="Table1_col1_row2">
              <text:p text:style-name="P4"><text:span text:style-name="T1">{% xmlfor field in form %}</text:span></text:p>
              <text:p text:style-name="P5"><text:span text:style-name="T2"> <text:s text:c="2"/>{{ field.label }}</text:span></text:p>
              <text:p text:style-name="P5"/>
            </table:table-cell>
            <table:table-cell table:style-name="Table1_col2_row2">
              <text:p text:style-name="P6"><text:span text:style-name="T1"> </text:span><text:span text:style-name="T3">{{ form|get_choice_or_value:field.name|default_if_none:"Не указано" }} {% endxmlfor%}</text:span></text:p>
            </table:table-cell>
          </table:table-row>
        </table:table>
        <text:p text:style-name="P3"><text:line-break/>{% for field in form %}</text:p>
        <text:p text:style-name="P1"> <text:s text:c="2"/>{{ field.label }} {{ form|get_choice_or_value:field.name|default_if_none:"Не указано" }} </text:p>
        <text:p text:style-name="P3">{% endfor %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style:default-style style:family="paragraph">
      <style:paragraph-properties style:tab-stop-distance="1.251cm"/>
    </style:default-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Normal" style:display-name="Normal">
      <style:paragraph-properties style:writing-mode="lr"/>
      <style:text-properties style:font-name="Times New Roman" fo:font-size="12pt" fo:language="ru" fo:country="RU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Heading-1" style:display-name="Heading 1" style:parent-style-name="Normal" style:next-style-name="Normal">
      <style:paragraph-properties fo:margin-top="22pt" fo:margin-bottom="3pt" fo:keep-with-next="auto"/>
      <style:text-properties style:font-name="Arial" fo:font-size="17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3-12-07T21:16:57.533807052</meta:creation-date>
    <dc:date>2013-12-07T21:17:38.313819814</dc:date>
  </office:meta>
</office:document-meta>
</file>